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07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9:33 6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542" calcext:value-type="float">
            <text:p>799,9542</text:p>
          </table:table-cell>
          <table:table-cell office:value-type="float" office:value="7320" calcext:value-type="float">
            <text:p>732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AVERAGE([.C2:.C2010])" office:value-type="float" office:value="7340.22222222222" calcext:value-type="float">
            <text:p>7340,2222222222</text:p>
          </table:table-cell>
          <table:table-cell table:formula="of:=AVERAGE([.D2:.D2010])" office:value-type="float" office:value="955.182222222222" calcext:value-type="float">
            <text:p>955,18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5168" calcext:value-type="float">
            <text:p>899,95168</text:p>
          </table:table-cell>
          <table:table-cell office:value-type="float" office:value="7319" calcext:value-type="float">
            <text:p>7319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formula="of:=COM.MICROSOFT.STDEV.P([.C2:.C2010])" office:value-type="float" office:value="10.6338848109634" calcext:value-type="float">
            <text:p>10,633884811</text:p>
          </table:table-cell>
          <table:table-cell table:formula="of:=COM.MICROSOFT.STDEV.P([.D2:.D2010])" office:value-type="float" office:value="21.3353674956125" calcext:value-type="float">
            <text:p>21,3353674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6682" calcext:value-type="float">
            <text:p>999,96682</text:p>
          </table:table-cell>
          <table:table-cell office:value-type="float" office:value="7320" calcext:value-type="float">
            <text:p>7320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7868" calcext:value-type="float">
            <text:p>1099,97868</text:p>
          </table:table-cell>
          <table:table-cell office:value-type="float" office:value="7337" calcext:value-type="float">
            <text:p>7337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5394" calcext:value-type="float">
            <text:p>1199,95394</text:p>
          </table:table-cell>
          <table:table-cell office:value-type="float" office:value="7320" calcext:value-type="float">
            <text:p>7320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5204" calcext:value-type="float">
            <text:p>1299,95204</text:p>
          </table:table-cell>
          <table:table-cell office:value-type="float" office:value="7304" calcext:value-type="float">
            <text:p>7304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4862" calcext:value-type="float">
            <text:p>1399,94862</text:p>
          </table:table-cell>
          <table:table-cell office:value-type="float" office:value="7350" calcext:value-type="float">
            <text:p>7350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5862" calcext:value-type="float">
            <text:p>1499,95862</text:p>
          </table:table-cell>
          <table:table-cell office:value-type="float" office:value="7333" calcext:value-type="float">
            <text:p>7333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6672" calcext:value-type="float">
            <text:p>1599,96672</text:p>
          </table:table-cell>
          <table:table-cell office:value-type="float" office:value="7304" calcext:value-type="float">
            <text:p>730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2388" calcext:value-type="float">
            <text:p>1700,02388</text:p>
          </table:table-cell>
          <table:table-cell office:value-type="float" office:value="7334" calcext:value-type="float">
            <text:p>7334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25" calcext:value-type="float">
            <text:p>1799,9925</text:p>
          </table:table-cell>
          <table:table-cell office:value-type="float" office:value="7336" calcext:value-type="float">
            <text:p>7336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5212" calcext:value-type="float">
            <text:p>1899,95212</text:p>
          </table:table-cell>
          <table:table-cell office:value-type="float" office:value="7337" calcext:value-type="float">
            <text:p>733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6148" calcext:value-type="float">
            <text:p>1999,96148</text:p>
          </table:table-cell>
          <table:table-cell office:value-type="float" office:value="7324" calcext:value-type="float">
            <text:p>7324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4786" calcext:value-type="float">
            <text:p>2099,94786</text:p>
          </table:table-cell>
          <table:table-cell office:value-type="float" office:value="7335" calcext:value-type="float">
            <text:p>7335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6148" calcext:value-type="float">
            <text:p>2199,96148</text:p>
          </table:table-cell>
          <table:table-cell office:value-type="float" office:value="7337" calcext:value-type="float">
            <text:p>7337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7952" calcext:value-type="float">
            <text:p>2299,97952</text:p>
          </table:table-cell>
          <table:table-cell office:value-type="float" office:value="7337" calcext:value-type="float">
            <text:p>7337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6012" calcext:value-type="float">
            <text:p>2399,96012</text:p>
          </table:table-cell>
          <table:table-cell office:value-type="float" office:value="7320" calcext:value-type="float">
            <text:p>7320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5192" calcext:value-type="float">
            <text:p>2499,95192</text:p>
          </table:table-cell>
          <table:table-cell office:value-type="float" office:value="7329" calcext:value-type="float">
            <text:p>7329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8126" calcext:value-type="float">
            <text:p>2599,98126</text:p>
          </table:table-cell>
          <table:table-cell office:value-type="float" office:value="7337" calcext:value-type="float">
            <text:p>733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66" calcext:value-type="float">
            <text:p>2699,9966</text:p>
          </table:table-cell>
          <table:table-cell office:value-type="float" office:value="7329" calcext:value-type="float">
            <text:p>7329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8168" calcext:value-type="float">
            <text:p>2799,98168</text:p>
          </table:table-cell>
          <table:table-cell office:value-type="float" office:value="7333" calcext:value-type="float">
            <text:p>7333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5086" calcext:value-type="float">
            <text:p>2899,95086</text:p>
          </table:table-cell>
          <table:table-cell office:value-type="float" office:value="7335" calcext:value-type="float">
            <text:p>7335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851" calcext:value-type="float">
            <text:p>2999,9851</text:p>
          </table:table-cell>
          <table:table-cell office:value-type="float" office:value="7304" calcext:value-type="float">
            <text:p>7304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57" calcext:value-type="float">
            <text:p>3099,957</text:p>
          </table:table-cell>
          <table:table-cell office:value-type="float" office:value="7337" calcext:value-type="float">
            <text:p>7337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6084" calcext:value-type="float">
            <text:p>3199,96084</text:p>
          </table:table-cell>
          <table:table-cell office:value-type="float" office:value="7321" calcext:value-type="float">
            <text:p>7321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5224" calcext:value-type="float">
            <text:p>3299,95224</text:p>
          </table:table-cell>
          <table:table-cell office:value-type="float" office:value="7337" calcext:value-type="float">
            <text:p>7337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5126" calcext:value-type="float">
            <text:p>3399,95126</text:p>
          </table:table-cell>
          <table:table-cell office:value-type="float" office:value="7320" calcext:value-type="float">
            <text:p>7320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7536" calcext:value-type="float">
            <text:p>3499,97536</text:p>
          </table:table-cell>
          <table:table-cell office:value-type="float" office:value="7336" calcext:value-type="float">
            <text:p>7336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8154" calcext:value-type="float">
            <text:p>3599,98154</text:p>
          </table:table-cell>
          <table:table-cell office:value-type="float" office:value="7319" calcext:value-type="float">
            <text:p>7319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705" calcext:value-type="float">
            <text:p>3699,9705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597" calcext:value-type="float">
            <text:p>3799,9597</text:p>
          </table:table-cell>
          <table:table-cell office:value-type="float" office:value="7354" calcext:value-type="float">
            <text:p>7354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595" calcext:value-type="float">
            <text:p>3899,9595</text:p>
          </table:table-cell>
          <table:table-cell office:value-type="float" office:value="7308" calcext:value-type="float">
            <text:p>7308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1126" calcext:value-type="float">
            <text:p>4000,01126</text:p>
          </table:table-cell>
          <table:table-cell office:value-type="float" office:value="7311" calcext:value-type="float">
            <text:p>731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5612" calcext:value-type="float">
            <text:p>4099,95612</text:p>
          </table:table-cell>
          <table:table-cell office:value-type="float" office:value="7324" calcext:value-type="float">
            <text:p>732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4356" calcext:value-type="float">
            <text:p>4199,94356</text:p>
          </table:table-cell>
          <table:table-cell office:value-type="float" office:value="7337" calcext:value-type="float">
            <text:p>7337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456" calcext:value-type="float">
            <text:p>4299,9456</text:p>
          </table:table-cell>
          <table:table-cell office:value-type="float" office:value="7337" calcext:value-type="float">
            <text:p>733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537" calcext:value-type="float">
            <text:p>4399,9537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5134" calcext:value-type="float">
            <text:p>4499,95134</text:p>
          </table:table-cell>
          <table:table-cell office:value-type="float" office:value="7324" calcext:value-type="float">
            <text:p>7324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559" calcext:value-type="float">
            <text:p>4599,9559</text:p>
          </table:table-cell>
          <table:table-cell office:value-type="float" office:value="7337" calcext:value-type="float">
            <text:p>733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152" calcext:value-type="float">
            <text:p>4699,98152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487" calcext:value-type="float">
            <text:p>4799,9487</text:p>
          </table:table-cell>
          <table:table-cell office:value-type="float" office:value="7333" calcext:value-type="float">
            <text:p>7333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804" calcext:value-type="float">
            <text:p>4899,9804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4726" calcext:value-type="float">
            <text:p>4999,94726</text:p>
          </table:table-cell>
          <table:table-cell office:value-type="float" office:value="7337" calcext:value-type="float">
            <text:p>733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7884" calcext:value-type="float">
            <text:p>5099,97884</text:p>
          </table:table-cell>
          <table:table-cell office:value-type="float" office:value="7321" calcext:value-type="float">
            <text:p>7321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2228" calcext:value-type="float">
            <text:p>5200,02228</text:p>
          </table:table-cell>
          <table:table-cell office:value-type="float" office:value="7307" calcext:value-type="float">
            <text:p>7307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6698" calcext:value-type="float">
            <text:p>5299,96698</text:p>
          </table:table-cell>
          <table:table-cell office:value-type="float" office:value="7333" calcext:value-type="float">
            <text:p>7333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16" calcext:value-type="float">
            <text:p>5400,0216</text:p>
          </table:table-cell>
          <table:table-cell office:value-type="float" office:value="7337" calcext:value-type="float">
            <text:p>733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5338" calcext:value-type="float">
            <text:p>5499,95338</text:p>
          </table:table-cell>
          <table:table-cell office:value-type="float" office:value="7333" calcext:value-type="float">
            <text:p>7333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5542" calcext:value-type="float">
            <text:p>5599,95542</text:p>
          </table:table-cell>
          <table:table-cell office:value-type="float" office:value="7337" calcext:value-type="float">
            <text:p>7337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806" calcext:value-type="float">
            <text:p>5699,99806</text:p>
          </table:table-cell>
          <table:table-cell office:value-type="float" office:value="7333" calcext:value-type="float">
            <text:p>7333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5964" calcext:value-type="float">
            <text:p>5799,95964</text:p>
          </table:table-cell>
          <table:table-cell office:value-type="float" office:value="7340" calcext:value-type="float">
            <text:p>7340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798" calcext:value-type="float">
            <text:p>5899,98798</text:p>
          </table:table-cell>
          <table:table-cell office:value-type="float" office:value="7350" calcext:value-type="float">
            <text:p>7350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4992" calcext:value-type="float">
            <text:p>5999,94992</text:p>
          </table:table-cell>
          <table:table-cell office:value-type="float" office:value="7337" calcext:value-type="float">
            <text:p>733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5088" calcext:value-type="float">
            <text:p>6099,95088</text:p>
          </table:table-cell>
          <table:table-cell office:value-type="float" office:value="7337" calcext:value-type="float">
            <text:p>733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5176" calcext:value-type="float">
            <text:p>6199,95176</text:p>
          </table:table-cell>
          <table:table-cell office:value-type="float" office:value="7337" calcext:value-type="float">
            <text:p>733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5712" calcext:value-type="float">
            <text:p>6299,95712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5708" calcext:value-type="float">
            <text:p>6399,95708</text:p>
          </table:table-cell>
          <table:table-cell office:value-type="float" office:value="7337" calcext:value-type="float">
            <text:p>733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5122" calcext:value-type="float">
            <text:p>6499,95122</text:p>
          </table:table-cell>
          <table:table-cell office:value-type="float" office:value="7368" calcext:value-type="float">
            <text:p>7368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5348" calcext:value-type="float">
            <text:p>6599,95348</text:p>
          </table:table-cell>
          <table:table-cell office:value-type="float" office:value="7308" calcext:value-type="float">
            <text:p>7308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5004" calcext:value-type="float">
            <text:p>6699,95004</text:p>
          </table:table-cell>
          <table:table-cell office:value-type="float" office:value="7322" calcext:value-type="float">
            <text:p>7322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4512" calcext:value-type="float">
            <text:p>6799,94512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7368" calcext:value-type="float">
            <text:p>6899,97368</text:p>
          </table:table-cell>
          <table:table-cell office:value-type="float" office:value="7337" calcext:value-type="float">
            <text:p>7337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524" calcext:value-type="float">
            <text:p>6999,9524</text:p>
          </table:table-cell>
          <table:table-cell office:value-type="float" office:value="7337" calcext:value-type="float">
            <text:p>7337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522" calcext:value-type="float">
            <text:p>7099,9522</text:p>
          </table:table-cell>
          <table:table-cell office:value-type="float" office:value="7336" calcext:value-type="float">
            <text:p>7336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4498" calcext:value-type="float">
            <text:p>7199,94498</text:p>
          </table:table-cell>
          <table:table-cell office:value-type="float" office:value="7337" calcext:value-type="float">
            <text:p>7337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501" calcext:value-type="float">
            <text:p>7299,9501</text:p>
          </table:table-cell>
          <table:table-cell office:value-type="float" office:value="7334" calcext:value-type="float">
            <text:p>7334</text:p>
          </table:table-cell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7662" calcext:value-type="float">
            <text:p>7399,97662</text:p>
          </table:table-cell>
          <table:table-cell office:value-type="float" office:value="7336" calcext:value-type="float">
            <text:p>7336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5844" calcext:value-type="float">
            <text:p>7499,95844</text:p>
          </table:table-cell>
          <table:table-cell office:value-type="float" office:value="7337" calcext:value-type="float">
            <text:p>733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4492" calcext:value-type="float">
            <text:p>7599,94492</text:p>
          </table:table-cell>
          <table:table-cell office:value-type="float" office:value="7306" calcext:value-type="float">
            <text:p>7306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4202" calcext:value-type="float">
            <text:p>7699,94202</text:p>
          </table:table-cell>
          <table:table-cell office:value-type="float" office:value="7320" calcext:value-type="float">
            <text:p>7320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5648" calcext:value-type="float">
            <text:p>7799,95648</text:p>
          </table:table-cell>
          <table:table-cell office:value-type="float" office:value="7350" calcext:value-type="float">
            <text:p>7350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5088" calcext:value-type="float">
            <text:p>7899,95088</text:p>
          </table:table-cell>
          <table:table-cell office:value-type="float" office:value="7337" calcext:value-type="float">
            <text:p>7337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5274" calcext:value-type="float">
            <text:p>7999,95274</text:p>
          </table:table-cell>
          <table:table-cell office:value-type="float" office:value="7337" calcext:value-type="float">
            <text:p>7337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9144" calcext:value-type="float">
            <text:p>8099,99144</text:p>
          </table:table-cell>
          <table:table-cell office:value-type="float" office:value="7337" calcext:value-type="float">
            <text:p>733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5892" calcext:value-type="float">
            <text:p>8199,95892</text:p>
          </table:table-cell>
          <table:table-cell office:value-type="float" office:value="7337" calcext:value-type="float">
            <text:p>7337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8058" calcext:value-type="float">
            <text:p>8299,98058</text:p>
          </table:table-cell>
          <table:table-cell office:value-type="float" office:value="7340" calcext:value-type="float">
            <text:p>7340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5424" calcext:value-type="float">
            <text:p>8399,95424</text:p>
          </table:table-cell>
          <table:table-cell office:value-type="float" office:value="7337" calcext:value-type="float">
            <text:p>7337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465" calcext:value-type="float">
            <text:p>8499,9465</text:p>
          </table:table-cell>
          <table:table-cell office:value-type="float" office:value="7337" calcext:value-type="float">
            <text:p>733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8448" calcext:value-type="float">
            <text:p>8599,98448</text:p>
          </table:table-cell>
          <table:table-cell office:value-type="float" office:value="7333" calcext:value-type="float">
            <text:p>7333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47" calcext:value-type="float">
            <text:p>8699,9947</text:p>
          </table:table-cell>
          <table:table-cell office:value-type="float" office:value="7333" calcext:value-type="float">
            <text:p>7333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594" calcext:value-type="float">
            <text:p>8799,9594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816" calcext:value-type="float">
            <text:p>8899,99816</text:p>
          </table:table-cell>
          <table:table-cell office:value-type="float" office:value="7335" calcext:value-type="float">
            <text:p>7335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6404" calcext:value-type="float">
            <text:p>8999,96404</text:p>
          </table:table-cell>
          <table:table-cell office:value-type="float" office:value="7337" calcext:value-type="float">
            <text:p>7337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0396" calcext:value-type="float">
            <text:p>9100,00396</text:p>
          </table:table-cell>
          <table:table-cell office:value-type="float" office:value="7337" calcext:value-type="float">
            <text:p>733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5636" calcext:value-type="float">
            <text:p>9199,95636</text:p>
          </table:table-cell>
          <table:table-cell office:value-type="float" office:value="7330" calcext:value-type="float">
            <text:p>7330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4494" calcext:value-type="float">
            <text:p>9299,94494</text:p>
          </table:table-cell>
          <table:table-cell office:value-type="float" office:value="7334" calcext:value-type="float">
            <text:p>7334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5166" calcext:value-type="float">
            <text:p>9399,95166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62" calcext:value-type="float">
            <text:p>9500,0062</text:p>
          </table:table-cell>
          <table:table-cell office:value-type="float" office:value="7324" calcext:value-type="float">
            <text:p>7324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5052" calcext:value-type="float">
            <text:p>9599,95052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5868" calcext:value-type="float">
            <text:p>9699,95868</text:p>
          </table:table-cell>
          <table:table-cell office:value-type="float" office:value="7307" calcext:value-type="float">
            <text:p>7307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7446" calcext:value-type="float">
            <text:p>9799,97446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594" calcext:value-type="float">
            <text:p>9899,9594</text:p>
          </table:table-cell>
          <table:table-cell office:value-type="float" office:value="7340" calcext:value-type="float">
            <text:p>734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7612" calcext:value-type="float">
            <text:p>9999,97612</text:p>
          </table:table-cell>
          <table:table-cell office:value-type="float" office:value="7337" calcext:value-type="float">
            <text:p>7337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5672" calcext:value-type="float">
            <text:p>10099,95672</text:p>
          </table:table-cell>
          <table:table-cell office:value-type="float" office:value="7337" calcext:value-type="float">
            <text:p>733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001" calcext:value-type="float">
            <text:p>10200,0001</text:p>
          </table:table-cell>
          <table:table-cell office:value-type="float" office:value="7337" calcext:value-type="float">
            <text:p>7337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536" calcext:value-type="float">
            <text:p>10299,9536</text:p>
          </table:table-cell>
          <table:table-cell office:value-type="float" office:value="7337" calcext:value-type="float">
            <text:p>733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4058" calcext:value-type="float">
            <text:p>10399,94058</text:p>
          </table:table-cell>
          <table:table-cell office:value-type="float" office:value="7337" calcext:value-type="float">
            <text:p>7337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7676" calcext:value-type="float">
            <text:p>10499,97676</text:p>
          </table:table-cell>
          <table:table-cell office:value-type="float" office:value="7340" calcext:value-type="float">
            <text:p>7340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5012" calcext:value-type="float">
            <text:p>10599,95012</text:p>
          </table:table-cell>
          <table:table-cell office:value-type="float" office:value="7338" calcext:value-type="float">
            <text:p>7338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495" calcext:value-type="float">
            <text:p>10699,9495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4342" calcext:value-type="float">
            <text:p>10799,94342</text:p>
          </table:table-cell>
          <table:table-cell office:value-type="float" office:value="7337" calcext:value-type="float">
            <text:p>733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5842" calcext:value-type="float">
            <text:p>10899,95842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6856" calcext:value-type="float">
            <text:p>10999,96856</text:p>
          </table:table-cell>
          <table:table-cell office:value-type="float" office:value="7337" calcext:value-type="float">
            <text:p>7337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5522" calcext:value-type="float">
            <text:p>11099,95522</text:p>
          </table:table-cell>
          <table:table-cell office:value-type="float" office:value="7337" calcext:value-type="float">
            <text:p>7337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7296" calcext:value-type="float">
            <text:p>11199,97296</text:p>
          </table:table-cell>
          <table:table-cell office:value-type="float" office:value="7336" calcext:value-type="float">
            <text:p>7336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5676" calcext:value-type="float">
            <text:p>11299,95676</text:p>
          </table:table-cell>
          <table:table-cell office:value-type="float" office:value="7337" calcext:value-type="float">
            <text:p>7337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6894" calcext:value-type="float">
            <text:p>11399,96894</text:p>
          </table:table-cell>
          <table:table-cell office:value-type="float" office:value="7354" calcext:value-type="float">
            <text:p>7354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483" calcext:value-type="float">
            <text:p>11499,9483</text:p>
          </table:table-cell>
          <table:table-cell office:value-type="float" office:value="7340" calcext:value-type="float">
            <text:p>7340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4846" calcext:value-type="float">
            <text:p>11599,94846</text:p>
          </table:table-cell>
          <table:table-cell office:value-type="float" office:value="7320" calcext:value-type="float">
            <text:p>732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7042" calcext:value-type="float">
            <text:p>11699,97042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5682" calcext:value-type="float">
            <text:p>11799,95682</text:p>
          </table:table-cell>
          <table:table-cell office:value-type="float" office:value="7368" calcext:value-type="float">
            <text:p>7368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04" calcext:value-type="float">
            <text:p>11899,9904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7566" calcext:value-type="float">
            <text:p>11999,97566</text:p>
          </table:table-cell>
          <table:table-cell office:value-type="float" office:value="7355" calcext:value-type="float">
            <text:p>7355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464" calcext:value-type="float">
            <text:p>12099,9464</text:p>
          </table:table-cell>
          <table:table-cell office:value-type="float" office:value="7337" calcext:value-type="float">
            <text:p>733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5146" calcext:value-type="float">
            <text:p>12199,95146</text:p>
          </table:table-cell>
          <table:table-cell office:value-type="float" office:value="7337" calcext:value-type="float">
            <text:p>733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1452" calcext:value-type="float">
            <text:p>12300,01452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7472" calcext:value-type="float">
            <text:p>12399,97472</text:p>
          </table:table-cell>
          <table:table-cell office:value-type="float" office:value="7320" calcext:value-type="float">
            <text:p>732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5192" calcext:value-type="float">
            <text:p>12499,95192</text:p>
          </table:table-cell>
          <table:table-cell office:value-type="float" office:value="7317" calcext:value-type="float">
            <text:p>731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548" calcext:value-type="float">
            <text:p>12600,00548</text:p>
          </table:table-cell>
          <table:table-cell office:value-type="float" office:value="7337" calcext:value-type="float">
            <text:p>7337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7568" calcext:value-type="float">
            <text:p>12699,97568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5824" calcext:value-type="float">
            <text:p>12799,95824</text:p>
          </table:table-cell>
          <table:table-cell office:value-type="float" office:value="7350" calcext:value-type="float">
            <text:p>735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6008" calcext:value-type="float">
            <text:p>12899,96008</text:p>
          </table:table-cell>
          <table:table-cell office:value-type="float" office:value="7337" calcext:value-type="float">
            <text:p>733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7384" calcext:value-type="float">
            <text:p>12999,97384</text:p>
          </table:table-cell>
          <table:table-cell office:value-type="float" office:value="7358" calcext:value-type="float">
            <text:p>7358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8986" calcext:value-type="float">
            <text:p>13099,98986</text:p>
          </table:table-cell>
          <table:table-cell office:value-type="float" office:value="7350" calcext:value-type="float">
            <text:p>7350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5514" calcext:value-type="float">
            <text:p>13199,95514</text:p>
          </table:table-cell>
          <table:table-cell office:value-type="float" office:value="7337" calcext:value-type="float">
            <text:p>7337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4418" calcext:value-type="float">
            <text:p>13299,94418</text:p>
          </table:table-cell>
          <table:table-cell office:value-type="float" office:value="7337" calcext:value-type="float">
            <text:p>733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4786" calcext:value-type="float">
            <text:p>13399,94786</text:p>
          </table:table-cell>
          <table:table-cell office:value-type="float" office:value="7337" calcext:value-type="float">
            <text:p>733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5396" calcext:value-type="float">
            <text:p>13499,95396</text:p>
          </table:table-cell>
          <table:table-cell office:value-type="float" office:value="7337" calcext:value-type="float">
            <text:p>7337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6102" calcext:value-type="float">
            <text:p>13599,96102</text:p>
          </table:table-cell>
          <table:table-cell office:value-type="float" office:value="7337" calcext:value-type="float">
            <text:p>733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5948" calcext:value-type="float">
            <text:p>13699,95948</text:p>
          </table:table-cell>
          <table:table-cell office:value-type="float" office:value="7337" calcext:value-type="float">
            <text:p>733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08" calcext:value-type="float">
            <text:p>13799,9808</text:p>
          </table:table-cell>
          <table:table-cell office:value-type="float" office:value="7354" calcext:value-type="float">
            <text:p>7354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5382" calcext:value-type="float">
            <text:p>13899,95382</text:p>
          </table:table-cell>
          <table:table-cell office:value-type="float" office:value="7337" calcext:value-type="float">
            <text:p>7337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5006" calcext:value-type="float">
            <text:p>13999,95006</text:p>
          </table:table-cell>
          <table:table-cell office:value-type="float" office:value="7337" calcext:value-type="float">
            <text:p>733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5288" calcext:value-type="float">
            <text:p>14099,95288</text:p>
          </table:table-cell>
          <table:table-cell office:value-type="float" office:value="7336" calcext:value-type="float">
            <text:p>7336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686" calcext:value-type="float">
            <text:p>14199,99686</text:p>
          </table:table-cell>
          <table:table-cell office:value-type="float" office:value="7337" calcext:value-type="float">
            <text:p>7337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5024" calcext:value-type="float">
            <text:p>14299,95024</text:p>
          </table:table-cell>
          <table:table-cell office:value-type="float" office:value="7336" calcext:value-type="float">
            <text:p>7336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5044" calcext:value-type="float">
            <text:p>14399,95044</text:p>
          </table:table-cell>
          <table:table-cell office:value-type="float" office:value="7338" calcext:value-type="float">
            <text:p>7338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5876" calcext:value-type="float">
            <text:p>14499,95876</text:p>
          </table:table-cell>
          <table:table-cell office:value-type="float" office:value="7336" calcext:value-type="float">
            <text:p>7336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6528" calcext:value-type="float">
            <text:p>14599,96528</text:p>
          </table:table-cell>
          <table:table-cell office:value-type="float" office:value="7337" calcext:value-type="float">
            <text:p>7337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256" calcext:value-type="float">
            <text:p>14699,99256</text:p>
          </table:table-cell>
          <table:table-cell office:value-type="float" office:value="7354" calcext:value-type="float">
            <text:p>7354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4464" calcext:value-type="float">
            <text:p>14799,94464</text:p>
          </table:table-cell>
          <table:table-cell office:value-type="float" office:value="7337" calcext:value-type="float">
            <text:p>7337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2178" calcext:value-type="float">
            <text:p>14900,02178</text:p>
          </table:table-cell>
          <table:table-cell office:value-type="float" office:value="7358" calcext:value-type="float">
            <text:p>7358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5634" calcext:value-type="float">
            <text:p>14999,95634</text:p>
          </table:table-cell>
          <table:table-cell office:value-type="float" office:value="7337" calcext:value-type="float">
            <text:p>7337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6704" calcext:value-type="float">
            <text:p>15099,96704</text:p>
          </table:table-cell>
          <table:table-cell office:value-type="float" office:value="7337" calcext:value-type="float">
            <text:p>7337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6594" calcext:value-type="float">
            <text:p>15199,96594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3562" calcext:value-type="float">
            <text:p>15300,03562</text:p>
          </table:table-cell>
          <table:table-cell office:value-type="float" office:value="7337" calcext:value-type="float">
            <text:p>7337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5654" calcext:value-type="float">
            <text:p>15399,95654</text:p>
          </table:table-cell>
          <table:table-cell office:value-type="float" office:value="7354" calcext:value-type="float">
            <text:p>7354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8406" calcext:value-type="float">
            <text:p>15499,98406</text:p>
          </table:table-cell>
          <table:table-cell office:value-type="float" office:value="7337" calcext:value-type="float">
            <text:p>7337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5236" calcext:value-type="float">
            <text:p>15599,95236</text:p>
          </table:table-cell>
          <table:table-cell office:value-type="float" office:value="7337" calcext:value-type="float">
            <text:p>7337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711" calcext:value-type="float">
            <text:p>15699,9711</text:p>
          </table:table-cell>
          <table:table-cell office:value-type="float" office:value="7337" calcext:value-type="float">
            <text:p>7337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4632" calcext:value-type="float">
            <text:p>15799,94632</text:p>
          </table:table-cell>
          <table:table-cell office:value-type="float" office:value="7337" calcext:value-type="float">
            <text:p>7337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495" calcext:value-type="float">
            <text:p>15899,9495</text:p>
          </table:table-cell>
          <table:table-cell office:value-type="float" office:value="7337" calcext:value-type="float">
            <text:p>7337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5236" calcext:value-type="float">
            <text:p>15999,95236</text:p>
          </table:table-cell>
          <table:table-cell office:value-type="float" office:value="7337" calcext:value-type="float">
            <text:p>733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562" calcext:value-type="float">
            <text:p>16099,9562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4958" calcext:value-type="float">
            <text:p>16199,94958</text:p>
          </table:table-cell>
          <table:table-cell office:value-type="float" office:value="7338" calcext:value-type="float">
            <text:p>7338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5058" calcext:value-type="float">
            <text:p>16299,95058</text:p>
          </table:table-cell>
          <table:table-cell office:value-type="float" office:value="7337" calcext:value-type="float">
            <text:p>733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5802" calcext:value-type="float">
            <text:p>16399,95802</text:p>
          </table:table-cell>
          <table:table-cell office:value-type="float" office:value="7337" calcext:value-type="float">
            <text:p>733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136" calcext:value-type="float">
            <text:p>16499,99136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5804" calcext:value-type="float">
            <text:p>16599,95804</text:p>
          </table:table-cell>
          <table:table-cell office:value-type="float" office:value="7337" calcext:value-type="float">
            <text:p>7337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5688" calcext:value-type="float">
            <text:p>16699,95688</text:p>
          </table:table-cell>
          <table:table-cell office:value-type="float" office:value="7337" calcext:value-type="float">
            <text:p>733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5666" calcext:value-type="float">
            <text:p>16799,95666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8774" calcext:value-type="float">
            <text:p>16899,98774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6208" calcext:value-type="float">
            <text:p>16999,96208</text:p>
          </table:table-cell>
          <table:table-cell office:value-type="float" office:value="7337" calcext:value-type="float">
            <text:p>7337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7254" calcext:value-type="float">
            <text:p>17099,97254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5682" calcext:value-type="float">
            <text:p>17199,95682</text:p>
          </table:table-cell>
          <table:table-cell office:value-type="float" office:value="7350" calcext:value-type="float">
            <text:p>735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7642" calcext:value-type="float">
            <text:p>17299,97642</text:p>
          </table:table-cell>
          <table:table-cell office:value-type="float" office:value="7337" calcext:value-type="float">
            <text:p>7337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916" calcext:value-type="float">
            <text:p>17399,99916</text:p>
          </table:table-cell>
          <table:table-cell office:value-type="float" office:value="7337" calcext:value-type="float">
            <text:p>733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4808" calcext:value-type="float">
            <text:p>17499,94808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4766" calcext:value-type="float">
            <text:p>17599,94766</text:p>
          </table:table-cell>
          <table:table-cell office:value-type="float" office:value="7337" calcext:value-type="float">
            <text:p>733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5714" calcext:value-type="float">
            <text:p>17699,95714</text:p>
          </table:table-cell>
          <table:table-cell office:value-type="float" office:value="7337" calcext:value-type="float">
            <text:p>733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4812" calcext:value-type="float">
            <text:p>17799,94812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606" calcext:value-type="float">
            <text:p>17899,9606</text:p>
          </table:table-cell>
          <table:table-cell office:value-type="float" office:value="7340" calcext:value-type="float">
            <text:p>7340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5046" calcext:value-type="float">
            <text:p>17999,95046</text:p>
          </table:table-cell>
          <table:table-cell office:value-type="float" office:value="7337" calcext:value-type="float">
            <text:p>7337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6708" calcext:value-type="float">
            <text:p>18099,96708</text:p>
          </table:table-cell>
          <table:table-cell office:value-type="float" office:value="7337" calcext:value-type="float">
            <text:p>7337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6846" calcext:value-type="float">
            <text:p>18199,96846</text:p>
          </table:table-cell>
          <table:table-cell office:value-type="float" office:value="7337" calcext:value-type="float">
            <text:p>7337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4446" calcext:value-type="float">
            <text:p>18299,94446</text:p>
          </table:table-cell>
          <table:table-cell office:value-type="float" office:value="7355" calcext:value-type="float">
            <text:p>7355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5768" calcext:value-type="float">
            <text:p>18399,95768</text:p>
          </table:table-cell>
          <table:table-cell office:value-type="float" office:value="7337" calcext:value-type="float">
            <text:p>7337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7488" calcext:value-type="float">
            <text:p>18499,97488</text:p>
          </table:table-cell>
          <table:table-cell office:value-type="float" office:value="7336" calcext:value-type="float">
            <text:p>7336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6544" calcext:value-type="float">
            <text:p>18599,96544</text:p>
          </table:table-cell>
          <table:table-cell office:value-type="float" office:value="7337" calcext:value-type="float">
            <text:p>7337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6706" calcext:value-type="float">
            <text:p>18699,96706</text:p>
          </table:table-cell>
          <table:table-cell office:value-type="float" office:value="7350" calcext:value-type="float">
            <text:p>7350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4578" calcext:value-type="float">
            <text:p>18799,94578</text:p>
          </table:table-cell>
          <table:table-cell office:value-type="float" office:value="7337" calcext:value-type="float">
            <text:p>7337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5718" calcext:value-type="float">
            <text:p>18899,95718</text:p>
          </table:table-cell>
          <table:table-cell office:value-type="float" office:value="7355" calcext:value-type="float">
            <text:p>7355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5248" calcext:value-type="float">
            <text:p>18999,95248</text:p>
          </table:table-cell>
          <table:table-cell office:value-type="float" office:value="7337" calcext:value-type="float">
            <text:p>733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382" calcext:value-type="float">
            <text:p>19099,99382</text:p>
          </table:table-cell>
          <table:table-cell office:value-type="float" office:value="7337" calcext:value-type="float">
            <text:p>733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776" calcext:value-type="float">
            <text:p>19199,9776</text:p>
          </table:table-cell>
          <table:table-cell office:value-type="float" office:value="7337" calcext:value-type="float">
            <text:p>733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5872" calcext:value-type="float">
            <text:p>19299,95872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6572" calcext:value-type="float">
            <text:p>19399,96572</text:p>
          </table:table-cell>
          <table:table-cell office:value-type="float" office:value="7337" calcext:value-type="float">
            <text:p>7337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466" calcext:value-type="float">
            <text:p>19499,99466</text:p>
          </table:table-cell>
          <table:table-cell office:value-type="float" office:value="7341" calcext:value-type="float">
            <text:p>7341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7096" calcext:value-type="float">
            <text:p>19599,97096</text:p>
          </table:table-cell>
          <table:table-cell office:value-type="float" office:value="7338" calcext:value-type="float">
            <text:p>7338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258" calcext:value-type="float">
            <text:p>19700,01258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5418" calcext:value-type="float">
            <text:p>19799,95418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597" calcext:value-type="float">
            <text:p>19899,9597</text:p>
          </table:table-cell>
          <table:table-cell office:value-type="float" office:value="7337" calcext:value-type="float">
            <text:p>733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5076" calcext:value-type="float">
            <text:p>19999,95076</text:p>
          </table:table-cell>
          <table:table-cell office:value-type="float" office:value="7337" calcext:value-type="float">
            <text:p>733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5736" calcext:value-type="float">
            <text:p>20099,95736</text:p>
          </table:table-cell>
          <table:table-cell office:value-type="float" office:value="7337" calcext:value-type="float">
            <text:p>7337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5098" calcext:value-type="float">
            <text:p>20199,95098</text:p>
          </table:table-cell>
          <table:table-cell office:value-type="float" office:value="7340" calcext:value-type="float">
            <text:p>734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5746" calcext:value-type="float">
            <text:p>20299,95746</text:p>
          </table:table-cell>
          <table:table-cell office:value-type="float" office:value="7337" calcext:value-type="float">
            <text:p>733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5462" calcext:value-type="float">
            <text:p>20399,95462</text:p>
          </table:table-cell>
          <table:table-cell office:value-type="float" office:value="7337" calcext:value-type="float">
            <text:p>7337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6188" calcext:value-type="float">
            <text:p>20499,96188</text:p>
          </table:table-cell>
          <table:table-cell office:value-type="float" office:value="7338" calcext:value-type="float">
            <text:p>7338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7154" calcext:value-type="float">
            <text:p>20599,97154</text:p>
          </table:table-cell>
          <table:table-cell office:value-type="float" office:value="7338" calcext:value-type="float">
            <text:p>7338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461" calcext:value-type="float">
            <text:p>20699,9461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6404" calcext:value-type="float">
            <text:p>20799,96404</text:p>
          </table:table-cell>
          <table:table-cell office:value-type="float" office:value="7355" calcext:value-type="float">
            <text:p>7355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4376" calcext:value-type="float">
            <text:p>20899,94376</text:p>
          </table:table-cell>
          <table:table-cell office:value-type="float" office:value="7355" calcext:value-type="float">
            <text:p>7355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5118" calcext:value-type="float">
            <text:p>20999,95118</text:p>
          </table:table-cell>
          <table:table-cell office:value-type="float" office:value="7336" calcext:value-type="float">
            <text:p>7336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513" calcext:value-type="float">
            <text:p>21099,9513</text:p>
          </table:table-cell>
          <table:table-cell office:value-type="float" office:value="7337" calcext:value-type="float">
            <text:p>7337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5524" calcext:value-type="float">
            <text:p>21199,95524</text:p>
          </table:table-cell>
          <table:table-cell office:value-type="float" office:value="7337" calcext:value-type="float">
            <text:p>733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8882" calcext:value-type="float">
            <text:p>21299,98882</text:p>
          </table:table-cell>
          <table:table-cell office:value-type="float" office:value="7337" calcext:value-type="float">
            <text:p>7337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4344" calcext:value-type="float">
            <text:p>21399,94344</text:p>
          </table:table-cell>
          <table:table-cell office:value-type="float" office:value="7337" calcext:value-type="float">
            <text:p>7337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4964" calcext:value-type="float">
            <text:p>21499,94964</text:p>
          </table:table-cell>
          <table:table-cell office:value-type="float" office:value="7337" calcext:value-type="float">
            <text:p>733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8026" calcext:value-type="float">
            <text:p>21599,98026</text:p>
          </table:table-cell>
          <table:table-cell office:value-type="float" office:value="7337" calcext:value-type="float">
            <text:p>733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4548" calcext:value-type="float">
            <text:p>21699,94548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214" calcext:value-type="float">
            <text:p>21800,00214</text:p>
          </table:table-cell>
          <table:table-cell office:value-type="float" office:value="7334" calcext:value-type="float">
            <text:p>733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474" calcext:value-type="float">
            <text:p>21899,9474</text:p>
          </table:table-cell>
          <table:table-cell office:value-type="float" office:value="7337" calcext:value-type="float">
            <text:p>733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6548" calcext:value-type="float">
            <text:p>21999,96548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6974" calcext:value-type="float">
            <text:p>22099,96974</text:p>
          </table:table-cell>
          <table:table-cell office:value-type="float" office:value="7337" calcext:value-type="float">
            <text:p>733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4998" calcext:value-type="float">
            <text:p>22199,94998</text:p>
          </table:table-cell>
          <table:table-cell office:value-type="float" office:value="7354" calcext:value-type="float">
            <text:p>7354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5336" calcext:value-type="float">
            <text:p>22299,95336</text:p>
          </table:table-cell>
          <table:table-cell office:value-type="float" office:value="7337" calcext:value-type="float">
            <text:p>7337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5192" calcext:value-type="float">
            <text:p>22399,95192</text:p>
          </table:table-cell>
          <table:table-cell office:value-type="float" office:value="7337" calcext:value-type="float">
            <text:p>733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536" calcext:value-type="float">
            <text:p>22499,9536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4682" calcext:value-type="float">
            <text:p>22599,94682</text:p>
          </table:table-cell>
          <table:table-cell office:value-type="float" office:value="7337" calcext:value-type="float">
            <text:p>7337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5772" calcext:value-type="float">
            <text:p>22699,95772</text:p>
          </table:table-cell>
          <table:table-cell office:value-type="float" office:value="7350" calcext:value-type="float">
            <text:p>7350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5006" calcext:value-type="float">
            <text:p>22799,95006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4896" calcext:value-type="float">
            <text:p>22899,94896</text:p>
          </table:table-cell>
          <table:table-cell office:value-type="float" office:value="7337" calcext:value-type="float">
            <text:p>733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5342" calcext:value-type="float">
            <text:p>22999,95342</text:p>
          </table:table-cell>
          <table:table-cell office:value-type="float" office:value="7337" calcext:value-type="float">
            <text:p>7337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5034" calcext:value-type="float">
            <text:p>23099,95034</text:p>
          </table:table-cell>
          <table:table-cell office:value-type="float" office:value="7337" calcext:value-type="float">
            <text:p>733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6242" calcext:value-type="float">
            <text:p>23199,96242</text:p>
          </table:table-cell>
          <table:table-cell office:value-type="float" office:value="7337" calcext:value-type="float">
            <text:p>733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5296" calcext:value-type="float">
            <text:p>23299,95296</text:p>
          </table:table-cell>
          <table:table-cell office:value-type="float" office:value="7337" calcext:value-type="float">
            <text:p>7337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8946" calcext:value-type="float">
            <text:p>23399,98946</text:p>
          </table:table-cell>
          <table:table-cell office:value-type="float" office:value="7358" calcext:value-type="float">
            <text:p>7358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7644" calcext:value-type="float">
            <text:p>23499,97644</text:p>
          </table:table-cell>
          <table:table-cell office:value-type="float" office:value="7338" calcext:value-type="float">
            <text:p>7338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558" calcext:value-type="float">
            <text:p>23599,9558</text:p>
          </table:table-cell>
          <table:table-cell office:value-type="float" office:value="7350" calcext:value-type="float">
            <text:p>735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22" calcext:value-type="float">
            <text:p>23699,9722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5092" calcext:value-type="float">
            <text:p>23799,95092</text:p>
          </table:table-cell>
          <table:table-cell office:value-type="float" office:value="7336" calcext:value-type="float">
            <text:p>7336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7468" calcext:value-type="float">
            <text:p>23899,97468</text:p>
          </table:table-cell>
          <table:table-cell office:value-type="float" office:value="7337" calcext:value-type="float">
            <text:p>733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5564" calcext:value-type="float">
            <text:p>23999,95564</text:p>
          </table:table-cell>
          <table:table-cell office:value-type="float" office:value="7337" calcext:value-type="float">
            <text:p>7337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4776" calcext:value-type="float">
            <text:p>24099,94776</text:p>
          </table:table-cell>
          <table:table-cell office:value-type="float" office:value="7351" calcext:value-type="float">
            <text:p>7351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7486" calcext:value-type="float">
            <text:p>24199,97486</text:p>
          </table:table-cell>
          <table:table-cell office:value-type="float" office:value="7355" calcext:value-type="float">
            <text:p>7355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4672" calcext:value-type="float">
            <text:p>24299,94672</text:p>
          </table:table-cell>
          <table:table-cell office:value-type="float" office:value="7337" calcext:value-type="float">
            <text:p>733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5522" calcext:value-type="float">
            <text:p>24399,95522</text:p>
          </table:table-cell>
          <table:table-cell office:value-type="float" office:value="7337" calcext:value-type="float">
            <text:p>733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814" calcext:value-type="float">
            <text:p>24499,98814</text:p>
          </table:table-cell>
          <table:table-cell office:value-type="float" office:value="7356" calcext:value-type="float">
            <text:p>7356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6148" calcext:value-type="float">
            <text:p>24599,96148</text:p>
          </table:table-cell>
          <table:table-cell office:value-type="float" office:value="7337" calcext:value-type="float">
            <text:p>733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4502" calcext:value-type="float">
            <text:p>24699,94502</text:p>
          </table:table-cell>
          <table:table-cell office:value-type="float" office:value="7340" calcext:value-type="float">
            <text:p>7340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8694" calcext:value-type="float">
            <text:p>24799,98694</text:p>
          </table:table-cell>
          <table:table-cell office:value-type="float" office:value="7337" calcext:value-type="float">
            <text:p>7337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4704" calcext:value-type="float">
            <text:p>24899,94704</text:p>
          </table:table-cell>
          <table:table-cell office:value-type="float" office:value="7337" calcext:value-type="float">
            <text:p>733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5362" calcext:value-type="float">
            <text:p>24999,95362</text:p>
          </table:table-cell>
          <table:table-cell office:value-type="float" office:value="7320" calcext:value-type="float">
            <text:p>7320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22" calcext:value-type="float">
            <text:p>25099,9822</text:p>
          </table:table-cell>
          <table:table-cell office:value-type="float" office:value="7354" calcext:value-type="float">
            <text:p>7354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5038" calcext:value-type="float">
            <text:p>25199,95038</text:p>
          </table:table-cell>
          <table:table-cell office:value-type="float" office:value="7338" calcext:value-type="float">
            <text:p>7338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4658" calcext:value-type="float">
            <text:p>25299,94658</text:p>
          </table:table-cell>
          <table:table-cell office:value-type="float" office:value="7337" calcext:value-type="float">
            <text:p>733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7616" calcext:value-type="float">
            <text:p>25399,97616</text:p>
          </table:table-cell>
          <table:table-cell office:value-type="float" office:value="7337" calcext:value-type="float">
            <text:p>733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5264" calcext:value-type="float">
            <text:p>25499,95264</text:p>
          </table:table-cell>
          <table:table-cell office:value-type="float" office:value="7355" calcext:value-type="float">
            <text:p>7355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4476" calcext:value-type="float">
            <text:p>25599,94476</text:p>
          </table:table-cell>
          <table:table-cell office:value-type="float" office:value="7338" calcext:value-type="float">
            <text:p>7338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4506" calcext:value-type="float">
            <text:p>25699,94506</text:p>
          </table:table-cell>
          <table:table-cell office:value-type="float" office:value="7368" calcext:value-type="float">
            <text:p>7368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464" calcext:value-type="float">
            <text:p>25799,9464</text:p>
          </table:table-cell>
          <table:table-cell office:value-type="float" office:value="7338" calcext:value-type="float">
            <text:p>7338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6306" calcext:value-type="float">
            <text:p>25899,96306</text:p>
          </table:table-cell>
          <table:table-cell office:value-type="float" office:value="7356" calcext:value-type="float">
            <text:p>7356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533" calcext:value-type="float">
            <text:p>25999,9533</text:p>
          </table:table-cell>
          <table:table-cell office:value-type="float" office:value="7337" calcext:value-type="float">
            <text:p>7337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7806" calcext:value-type="float">
            <text:p>26099,97806</text:p>
          </table:table-cell>
          <table:table-cell office:value-type="float" office:value="7338" calcext:value-type="float">
            <text:p>7338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5522" calcext:value-type="float">
            <text:p>26199,95522</text:p>
          </table:table-cell>
          <table:table-cell office:value-type="float" office:value="7355" calcext:value-type="float">
            <text:p>7355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657" calcext:value-type="float">
            <text:p>26299,9657</text:p>
          </table:table-cell>
          <table:table-cell office:value-type="float" office:value="7337" calcext:value-type="float">
            <text:p>7337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5248" calcext:value-type="float">
            <text:p>26399,95248</text:p>
          </table:table-cell>
          <table:table-cell office:value-type="float" office:value="7340" calcext:value-type="float">
            <text:p>7340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5496" calcext:value-type="float">
            <text:p>26499,95496</text:p>
          </table:table-cell>
          <table:table-cell office:value-type="float" office:value="7338" calcext:value-type="float">
            <text:p>7338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7542" calcext:value-type="float">
            <text:p>26599,97542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4136" calcext:value-type="float">
            <text:p>26700,04136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948" calcext:value-type="float">
            <text:p>26799,97948</text:p>
          </table:table-cell>
          <table:table-cell office:value-type="float" office:value="7355" calcext:value-type="float">
            <text:p>7355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509" calcext:value-type="float">
            <text:p>26899,9509</text:p>
          </table:table-cell>
          <table:table-cell office:value-type="float" office:value="7355" calcext:value-type="float">
            <text:p>7355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5542" calcext:value-type="float">
            <text:p>26999,95542</text:p>
          </table:table-cell>
          <table:table-cell office:value-type="float" office:value="7340" calcext:value-type="float">
            <text:p>734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2162" calcext:value-type="float">
            <text:p>27100,02162</text:p>
          </table:table-cell>
          <table:table-cell office:value-type="float" office:value="7337" calcext:value-type="float">
            <text:p>7337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6104" calcext:value-type="float">
            <text:p>27199,96104</text:p>
          </table:table-cell>
          <table:table-cell office:value-type="float" office:value="7355" calcext:value-type="float">
            <text:p>7355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7024" calcext:value-type="float">
            <text:p>27299,97024</text:p>
          </table:table-cell>
          <table:table-cell office:value-type="float" office:value="7337" calcext:value-type="float">
            <text:p>733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3894" calcext:value-type="float">
            <text:p>27399,93894</text:p>
          </table:table-cell>
          <table:table-cell office:value-type="float" office:value="7338" calcext:value-type="float">
            <text:p>7338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5046" calcext:value-type="float">
            <text:p>27499,95046</text:p>
          </table:table-cell>
          <table:table-cell office:value-type="float" office:value="7337" calcext:value-type="float">
            <text:p>733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002" calcext:value-type="float">
            <text:p>27599,98002</text:p>
          </table:table-cell>
          <table:table-cell office:value-type="float" office:value="7340" calcext:value-type="float">
            <text:p>7340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3928" calcext:value-type="float">
            <text:p>27699,93928</text:p>
          </table:table-cell>
          <table:table-cell office:value-type="float" office:value="7340" calcext:value-type="float">
            <text:p>7340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7702" calcext:value-type="float">
            <text:p>27799,97702</text:p>
          </table:table-cell>
          <table:table-cell office:value-type="float" office:value="7336" calcext:value-type="float">
            <text:p>7336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5498" calcext:value-type="float">
            <text:p>27899,95498</text:p>
          </table:table-cell>
          <table:table-cell office:value-type="float" office:value="7337" calcext:value-type="float">
            <text:p>733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5348" calcext:value-type="float">
            <text:p>27999,95348</text:p>
          </table:table-cell>
          <table:table-cell office:value-type="float" office:value="7320" calcext:value-type="float">
            <text:p>7320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4216" calcext:value-type="float">
            <text:p>28099,94216</text:p>
          </table:table-cell>
          <table:table-cell office:value-type="float" office:value="7337" calcext:value-type="float">
            <text:p>7337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607" calcext:value-type="float">
            <text:p>28199,9607</text:p>
          </table:table-cell>
          <table:table-cell office:value-type="float" office:value="7355" calcext:value-type="float">
            <text:p>7355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7784" calcext:value-type="float">
            <text:p>28299,97784</text:p>
          </table:table-cell>
          <table:table-cell office:value-type="float" office:value="7340" calcext:value-type="float">
            <text:p>7340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4802" calcext:value-type="float">
            <text:p>28399,94802</text:p>
          </table:table-cell>
          <table:table-cell office:value-type="float" office:value="7337" calcext:value-type="float">
            <text:p>733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4708" calcext:value-type="float">
            <text:p>28499,94708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7754" calcext:value-type="float">
            <text:p>28599,97754</text:p>
          </table:table-cell>
          <table:table-cell office:value-type="float" office:value="7337" calcext:value-type="float">
            <text:p>7337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6454" calcext:value-type="float">
            <text:p>28699,96454</text:p>
          </table:table-cell>
          <table:table-cell office:value-type="float" office:value="7340" calcext:value-type="float">
            <text:p>7340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684" calcext:value-type="float">
            <text:p>28799,9684</text:p>
          </table:table-cell>
          <table:table-cell office:value-type="float" office:value="7337" calcext:value-type="float">
            <text:p>733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5526" calcext:value-type="float">
            <text:p>28899,95526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6996" calcext:value-type="float">
            <text:p>28999,96996</text:p>
          </table:table-cell>
          <table:table-cell office:value-type="float" office:value="7340" calcext:value-type="float">
            <text:p>7340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5322" calcext:value-type="float">
            <text:p>29099,95322</text:p>
          </table:table-cell>
          <table:table-cell office:value-type="float" office:value="7337" calcext:value-type="float">
            <text:p>7337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5356" calcext:value-type="float">
            <text:p>29199,95356</text:p>
          </table:table-cell>
          <table:table-cell office:value-type="float" office:value="7368" calcext:value-type="float">
            <text:p>7368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6762" calcext:value-type="float">
            <text:p>29299,96762</text:p>
          </table:table-cell>
          <table:table-cell office:value-type="float" office:value="7354" calcext:value-type="float">
            <text:p>7354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346" calcext:value-type="float">
            <text:p>29399,98346</text:p>
          </table:table-cell>
          <table:table-cell office:value-type="float" office:value="7355" calcext:value-type="float">
            <text:p>7355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6586" calcext:value-type="float">
            <text:p>29499,96586</text:p>
          </table:table-cell>
          <table:table-cell office:value-type="float" office:value="7337" calcext:value-type="float">
            <text:p>7337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5142" calcext:value-type="float">
            <text:p>29599,95142</text:p>
          </table:table-cell>
          <table:table-cell office:value-type="float" office:value="7353" calcext:value-type="float">
            <text:p>7353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5364" calcext:value-type="float">
            <text:p>29699,95364</text:p>
          </table:table-cell>
          <table:table-cell office:value-type="float" office:value="7341" calcext:value-type="float">
            <text:p>7341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472" calcext:value-type="float">
            <text:p>29799,9472</text:p>
          </table:table-cell>
          <table:table-cell office:value-type="float" office:value="7338" calcext:value-type="float">
            <text:p>7338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696" calcext:value-type="float">
            <text:p>29899,99696</text:p>
          </table:table-cell>
          <table:table-cell office:value-type="float" office:value="7340" calcext:value-type="float">
            <text:p>7340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5372" calcext:value-type="float">
            <text:p>29999,95372</text:p>
          </table:table-cell>
          <table:table-cell office:value-type="float" office:value="7340" calcext:value-type="float">
            <text:p>7340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5068" calcext:value-type="float">
            <text:p>30099,95068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9152" calcext:value-type="float">
            <text:p>30199,99152</text:p>
          </table:table-cell>
          <table:table-cell office:value-type="float" office:value="7368" calcext:value-type="float">
            <text:p>7368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5036" calcext:value-type="float">
            <text:p>30299,95036</text:p>
          </table:table-cell>
          <table:table-cell office:value-type="float" office:value="7338" calcext:value-type="float">
            <text:p>7338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6092" calcext:value-type="float">
            <text:p>30399,96092</text:p>
          </table:table-cell>
          <table:table-cell office:value-type="float" office:value="7338" calcext:value-type="float">
            <text:p>7338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5506" calcext:value-type="float">
            <text:p>30499,95506</text:p>
          </table:table-cell>
          <table:table-cell office:value-type="float" office:value="7368" calcext:value-type="float">
            <text:p>7368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638" calcext:value-type="float">
            <text:p>30599,99638</text:p>
          </table:table-cell>
          <table:table-cell office:value-type="float" office:value="7355" calcext:value-type="float">
            <text:p>7355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209" calcext:value-type="float">
            <text:p>30700,0209</text:p>
          </table:table-cell>
          <table:table-cell office:value-type="float" office:value="7354" calcext:value-type="float">
            <text:p>7354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5884" calcext:value-type="float">
            <text:p>30799,95884</text:p>
          </table:table-cell>
          <table:table-cell office:value-type="float" office:value="7358" calcext:value-type="float">
            <text:p>7358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4676" calcext:value-type="float">
            <text:p>30899,94676</text:p>
          </table:table-cell>
          <table:table-cell office:value-type="float" office:value="7350" calcext:value-type="float">
            <text:p>7350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5672" calcext:value-type="float">
            <text:p>30999,95672</text:p>
          </table:table-cell>
          <table:table-cell office:value-type="float" office:value="7354" calcext:value-type="float">
            <text:p>7354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4746" calcext:value-type="float">
            <text:p>31099,94746</text:p>
          </table:table-cell>
          <table:table-cell office:value-type="float" office:value="7372" calcext:value-type="float">
            <text:p>7372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5458" calcext:value-type="float">
            <text:p>31199,95458</text:p>
          </table:table-cell>
          <table:table-cell office:value-type="float" office:value="7355" calcext:value-type="float">
            <text:p>7355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5548" calcext:value-type="float">
            <text:p>31299,95548</text:p>
          </table:table-cell>
          <table:table-cell office:value-type="float" office:value="7337" calcext:value-type="float">
            <text:p>7337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37" calcext:value-type="float">
            <text:p>31399,9837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523" calcext:value-type="float">
            <text:p>31499,9523</text:p>
          </table:table-cell>
          <table:table-cell office:value-type="float" office:value="7351" calcext:value-type="float">
            <text:p>7351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5036" calcext:value-type="float">
            <text:p>31599,95036</text:p>
          </table:table-cell>
          <table:table-cell office:value-type="float" office:value="7340" calcext:value-type="float">
            <text:p>734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4856" calcext:value-type="float">
            <text:p>31699,94856</text:p>
          </table:table-cell>
          <table:table-cell office:value-type="float" office:value="7338" calcext:value-type="float">
            <text:p>7338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6898" calcext:value-type="float">
            <text:p>31799,96898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5098" calcext:value-type="float">
            <text:p>31899,95098</text:p>
          </table:table-cell>
          <table:table-cell office:value-type="float" office:value="7351" calcext:value-type="float">
            <text:p>7351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5438" calcext:value-type="float">
            <text:p>31999,95438</text:p>
          </table:table-cell>
          <table:table-cell office:value-type="float" office:value="7372" calcext:value-type="float">
            <text:p>7372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4698" calcext:value-type="float">
            <text:p>32099,94698</text:p>
          </table:table-cell>
          <table:table-cell office:value-type="float" office:value="7338" calcext:value-type="float">
            <text:p>7338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5066" calcext:value-type="float">
            <text:p>32199,95066</text:p>
          </table:table-cell>
          <table:table-cell office:value-type="float" office:value="7372" calcext:value-type="float">
            <text:p>7372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454" calcext:value-type="float">
            <text:p>32299,9454</text:p>
          </table:table-cell>
          <table:table-cell office:value-type="float" office:value="7337" calcext:value-type="float">
            <text:p>7337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5644" calcext:value-type="float">
            <text:p>32399,95644</text:p>
          </table:table-cell>
          <table:table-cell office:value-type="float" office:value="7355" calcext:value-type="float">
            <text:p>7355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5654" calcext:value-type="float">
            <text:p>32499,95654</text:p>
          </table:table-cell>
          <table:table-cell office:value-type="float" office:value="7350" calcext:value-type="float">
            <text:p>7350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7254" calcext:value-type="float">
            <text:p>32599,97254</text:p>
          </table:table-cell>
          <table:table-cell office:value-type="float" office:value="7371" calcext:value-type="float">
            <text:p>7371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5774" calcext:value-type="float">
            <text:p>32699,95774</text:p>
          </table:table-cell>
          <table:table-cell office:value-type="float" office:value="7341" calcext:value-type="float">
            <text:p>7341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4732" calcext:value-type="float">
            <text:p>32799,94732</text:p>
          </table:table-cell>
          <table:table-cell office:value-type="float" office:value="7355" calcext:value-type="float">
            <text:p>7355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5456" calcext:value-type="float">
            <text:p>32899,95456</text:p>
          </table:table-cell>
          <table:table-cell office:value-type="float" office:value="7353" calcext:value-type="float">
            <text:p>7353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1586" calcext:value-type="float">
            <text:p>33000,01586</text:p>
          </table:table-cell>
          <table:table-cell office:value-type="float" office:value="7340" calcext:value-type="float">
            <text:p>7340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862" calcext:value-type="float">
            <text:p>33099,9862</text:p>
          </table:table-cell>
          <table:table-cell office:value-type="float" office:value="7368" calcext:value-type="float">
            <text:p>7368</text:p>
          </table:table-cell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7208" calcext:value-type="float">
            <text:p>33199,97208</text:p>
          </table:table-cell>
          <table:table-cell office:value-type="float" office:value="7341" calcext:value-type="float">
            <text:p>7341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5492" calcext:value-type="float">
            <text:p>33299,95492</text:p>
          </table:table-cell>
          <table:table-cell office:value-type="float" office:value="7355" calcext:value-type="float">
            <text:p>7355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5782" calcext:value-type="float">
            <text:p>33399,95782</text:p>
          </table:table-cell>
          <table:table-cell office:value-type="float" office:value="7341" calcext:value-type="float">
            <text:p>7341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5376" calcext:value-type="float">
            <text:p>33499,95376</text:p>
          </table:table-cell>
          <table:table-cell office:value-type="float" office:value="7337" calcext:value-type="float">
            <text:p>7337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4608" calcext:value-type="float">
            <text:p>33599,94608</text:p>
          </table:table-cell>
          <table:table-cell office:value-type="float" office:value="7351" calcext:value-type="float">
            <text:p>7351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4972" calcext:value-type="float">
            <text:p>33699,94972</text:p>
          </table:table-cell>
          <table:table-cell office:value-type="float" office:value="7355" calcext:value-type="float">
            <text:p>7355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4904" calcext:value-type="float">
            <text:p>33799,94904</text:p>
          </table:table-cell>
          <table:table-cell office:value-type="float" office:value="7337" calcext:value-type="float">
            <text:p>733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5064" calcext:value-type="float">
            <text:p>33899,95064</text:p>
          </table:table-cell>
          <table:table-cell office:value-type="float" office:value="7338" calcext:value-type="float">
            <text:p>7338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6978" calcext:value-type="float">
            <text:p>33999,96978</text:p>
          </table:table-cell>
          <table:table-cell office:value-type="float" office:value="7340" calcext:value-type="float">
            <text:p>7340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5028" calcext:value-type="float">
            <text:p>34099,95028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0024" calcext:value-type="float">
            <text:p>34200,00024</text:p>
          </table:table-cell>
          <table:table-cell office:value-type="float" office:value="7340" calcext:value-type="float">
            <text:p>7340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5664" calcext:value-type="float">
            <text:p>34299,95664</text:p>
          </table:table-cell>
          <table:table-cell office:value-type="float" office:value="7355" calcext:value-type="float">
            <text:p>7355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5392" calcext:value-type="float">
            <text:p>34399,95392</text:p>
          </table:table-cell>
          <table:table-cell office:value-type="float" office:value="7351" calcext:value-type="float">
            <text:p>735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678" calcext:value-type="float">
            <text:p>34499,9678</text:p>
          </table:table-cell>
          <table:table-cell office:value-type="float" office:value="7337" calcext:value-type="float">
            <text:p>733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5134" calcext:value-type="float">
            <text:p>34599,95134</text:p>
          </table:table-cell>
          <table:table-cell office:value-type="float" office:value="7340" calcext:value-type="float">
            <text:p>7340</text:p>
          </table:table-cell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454" calcext:value-type="float">
            <text:p>34699,9454</text:p>
          </table:table-cell>
          <table:table-cell office:value-type="float" office:value="7355" calcext:value-type="float">
            <text:p>7355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531" calcext:value-type="float">
            <text:p>34799,9531</text:p>
          </table:table-cell>
          <table:table-cell office:value-type="float" office:value="7337" calcext:value-type="float">
            <text:p>7337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8764" calcext:value-type="float">
            <text:p>34899,98764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6598" calcext:value-type="float">
            <text:p>34999,96598</text:p>
          </table:table-cell>
          <table:table-cell office:value-type="float" office:value="7340" calcext:value-type="float">
            <text:p>734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5672" calcext:value-type="float">
            <text:p>35099,95672</text:p>
          </table:table-cell>
          <table:table-cell office:value-type="float" office:value="7340" calcext:value-type="float">
            <text:p>7340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531" calcext:value-type="float">
            <text:p>35199,9531</text:p>
          </table:table-cell>
          <table:table-cell office:value-type="float" office:value="7337" calcext:value-type="float">
            <text:p>7337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7142" calcext:value-type="float">
            <text:p>35299,97142</text:p>
          </table:table-cell>
          <table:table-cell office:value-type="float" office:value="7368" calcext:value-type="float">
            <text:p>7368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5016" calcext:value-type="float">
            <text:p>35399,95016</text:p>
          </table:table-cell>
          <table:table-cell office:value-type="float" office:value="7341" calcext:value-type="float">
            <text:p>7341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7084" calcext:value-type="float">
            <text:p>35499,97084</text:p>
          </table:table-cell>
          <table:table-cell office:value-type="float" office:value="7350" calcext:value-type="float">
            <text:p>7350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5554" calcext:value-type="float">
            <text:p>35599,95554</text:p>
          </table:table-cell>
          <table:table-cell office:value-type="float" office:value="7359" calcext:value-type="float">
            <text:p>7359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7056" calcext:value-type="float">
            <text:p>35699,97056</text:p>
          </table:table-cell>
          <table:table-cell office:value-type="float" office:value="7341" calcext:value-type="float">
            <text:p>73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5232" calcext:value-type="float">
            <text:p>35799,95232</text:p>
          </table:table-cell>
          <table:table-cell office:value-type="float" office:value="7337" calcext:value-type="float">
            <text:p>733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5252" calcext:value-type="float">
            <text:p>35899,95252</text:p>
          </table:table-cell>
          <table:table-cell office:value-type="float" office:value="7337" calcext:value-type="float">
            <text:p>7337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2556" calcext:value-type="float">
            <text:p>36000,02556</text:p>
          </table:table-cell>
          <table:table-cell office:value-type="float" office:value="7355" calcext:value-type="float">
            <text:p>7355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8176" calcext:value-type="float">
            <text:p>36099,98176</text:p>
          </table:table-cell>
          <table:table-cell office:value-type="float" office:value="7350" calcext:value-type="float">
            <text:p>7350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519" calcext:value-type="float">
            <text:p>36199,9519</text:p>
          </table:table-cell>
          <table:table-cell office:value-type="float" office:value="7350" calcext:value-type="float">
            <text:p>7350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555" calcext:value-type="float">
            <text:p>36299,9555</text:p>
          </table:table-cell>
          <table:table-cell office:value-type="float" office:value="7338" calcext:value-type="float">
            <text:p>7338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5942" calcext:value-type="float">
            <text:p>36399,95942</text:p>
          </table:table-cell>
          <table:table-cell office:value-type="float" office:value="7337" calcext:value-type="float">
            <text:p>733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504" calcext:value-type="float">
            <text:p>36499,9504</text:p>
          </table:table-cell>
          <table:table-cell office:value-type="float" office:value="7325" calcext:value-type="float">
            <text:p>7325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5816" calcext:value-type="float">
            <text:p>36599,95816</text:p>
          </table:table-cell>
          <table:table-cell office:value-type="float" office:value="7338" calcext:value-type="float">
            <text:p>7338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782" calcext:value-type="float">
            <text:p>36699,99782</text:p>
          </table:table-cell>
          <table:table-cell office:value-type="float" office:value="7355" calcext:value-type="float">
            <text:p>7355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6902" calcext:value-type="float">
            <text:p>36799,96902</text:p>
          </table:table-cell>
          <table:table-cell office:value-type="float" office:value="7337" calcext:value-type="float">
            <text:p>733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6916" calcext:value-type="float">
            <text:p>36899,96916</text:p>
          </table:table-cell>
          <table:table-cell office:value-type="float" office:value="7340" calcext:value-type="float">
            <text:p>7340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4764" calcext:value-type="float">
            <text:p>36999,94764</text:p>
          </table:table-cell>
          <table:table-cell office:value-type="float" office:value="7355" calcext:value-type="float">
            <text:p>7355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6552" calcext:value-type="float">
            <text:p>37099,96552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5384" calcext:value-type="float">
            <text:p>37199,95384</text:p>
          </table:table-cell>
          <table:table-cell office:value-type="float" office:value="7350" calcext:value-type="float">
            <text:p>7350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5464" calcext:value-type="float">
            <text:p>37299,95464</text:p>
          </table:table-cell>
          <table:table-cell office:value-type="float" office:value="7338" calcext:value-type="float">
            <text:p>7338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5022" calcext:value-type="float">
            <text:p>37399,95022</text:p>
          </table:table-cell>
          <table:table-cell office:value-type="float" office:value="7350" calcext:value-type="float">
            <text:p>7350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5916" calcext:value-type="float">
            <text:p>37499,95916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6176" calcext:value-type="float">
            <text:p>37599,96176</text:p>
          </table:table-cell>
          <table:table-cell office:value-type="float" office:value="7337" calcext:value-type="float">
            <text:p>7337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6164" calcext:value-type="float">
            <text:p>37699,96164</text:p>
          </table:table-cell>
          <table:table-cell office:value-type="float" office:value="7337" calcext:value-type="float">
            <text:p>733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6026" calcext:value-type="float">
            <text:p>37799,96026</text:p>
          </table:table-cell>
          <table:table-cell office:value-type="float" office:value="7340" calcext:value-type="float">
            <text:p>7340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452" calcext:value-type="float">
            <text:p>37899,99452</text:p>
          </table:table-cell>
          <table:table-cell office:value-type="float" office:value="7354" calcext:value-type="float">
            <text:p>7354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689" calcext:value-type="float">
            <text:p>37999,9689</text:p>
          </table:table-cell>
          <table:table-cell office:value-type="float" office:value="7351" calcext:value-type="float">
            <text:p>7351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4568" calcext:value-type="float">
            <text:p>38099,94568</text:p>
          </table:table-cell>
          <table:table-cell office:value-type="float" office:value="7338" calcext:value-type="float">
            <text:p>7338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5" calcext:value-type="float">
            <text:p>38199,95</text:p>
          </table:table-cell>
          <table:table-cell office:value-type="float" office:value="7337" calcext:value-type="float">
            <text:p>733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8062" calcext:value-type="float">
            <text:p>38299,98062</text:p>
          </table:table-cell>
          <table:table-cell office:value-type="float" office:value="7351" calcext:value-type="float">
            <text:p>7351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7366" calcext:value-type="float">
            <text:p>38399,97366</text:p>
          </table:table-cell>
          <table:table-cell office:value-type="float" office:value="7350" calcext:value-type="float">
            <text:p>7350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5142" calcext:value-type="float">
            <text:p>38499,95142</text:p>
          </table:table-cell>
          <table:table-cell office:value-type="float" office:value="7350" calcext:value-type="float">
            <text:p>7350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7406" calcext:value-type="float">
            <text:p>38599,97406</text:p>
          </table:table-cell>
          <table:table-cell office:value-type="float" office:value="7340" calcext:value-type="float">
            <text:p>7340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4934" calcext:value-type="float">
            <text:p>38699,94934</text:p>
          </table:table-cell>
          <table:table-cell office:value-type="float" office:value="7368" calcext:value-type="float">
            <text:p>7368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7976" calcext:value-type="float">
            <text:p>38799,97976</text:p>
          </table:table-cell>
          <table:table-cell office:value-type="float" office:value="7337" calcext:value-type="float">
            <text:p>7337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5674" calcext:value-type="float">
            <text:p>38899,95674</text:p>
          </table:table-cell>
          <table:table-cell office:value-type="float" office:value="7338" calcext:value-type="float">
            <text:p>7338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511" calcext:value-type="float">
            <text:p>38999,9511</text:p>
          </table:table-cell>
          <table:table-cell office:value-type="float" office:value="7350" calcext:value-type="float">
            <text:p>7350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698" calcext:value-type="float">
            <text:p>39099,98698</text:p>
          </table:table-cell>
          <table:table-cell office:value-type="float" office:value="7368" calcext:value-type="float">
            <text:p>7368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5614" calcext:value-type="float">
            <text:p>39199,95614</text:p>
          </table:table-cell>
          <table:table-cell office:value-type="float" office:value="7340" calcext:value-type="float">
            <text:p>7340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7224" calcext:value-type="float">
            <text:p>39299,97224</text:p>
          </table:table-cell>
          <table:table-cell office:value-type="float" office:value="7337" calcext:value-type="float">
            <text:p>733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5534" calcext:value-type="float">
            <text:p>39399,95534</text:p>
          </table:table-cell>
          <table:table-cell office:value-type="float" office:value="7353" calcext:value-type="float">
            <text:p>7353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4558" calcext:value-type="float">
            <text:p>39499,94558</text:p>
          </table:table-cell>
          <table:table-cell office:value-type="float" office:value="7340" calcext:value-type="float">
            <text:p>7340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6536" calcext:value-type="float">
            <text:p>39599,96536</text:p>
          </table:table-cell>
          <table:table-cell office:value-type="float" office:value="7341" calcext:value-type="float">
            <text:p>7341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5632" calcext:value-type="float">
            <text:p>39699,95632</text:p>
          </table:table-cell>
          <table:table-cell office:value-type="float" office:value="7368" calcext:value-type="float">
            <text:p>7368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6524" calcext:value-type="float">
            <text:p>39799,96524</text:p>
          </table:table-cell>
          <table:table-cell office:value-type="float" office:value="7351" calcext:value-type="float">
            <text:p>7351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084" calcext:value-type="float">
            <text:p>39900,00084</text:p>
          </table:table-cell>
          <table:table-cell office:value-type="float" office:value="7337" calcext:value-type="float">
            <text:p>7337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627" calcext:value-type="float">
            <text:p>39999,9627</text:p>
          </table:table-cell>
          <table:table-cell office:value-type="float" office:value="7355" calcext:value-type="float">
            <text:p>7355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5558" calcext:value-type="float">
            <text:p>40099,95558</text:p>
          </table:table-cell>
          <table:table-cell office:value-type="float" office:value="7337" calcext:value-type="float">
            <text:p>733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6066" calcext:value-type="float">
            <text:p>40199,96066</text:p>
          </table:table-cell>
          <table:table-cell office:value-type="float" office:value="7337" calcext:value-type="float">
            <text:p>733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7426" calcext:value-type="float">
            <text:p>40299,97426</text:p>
          </table:table-cell>
          <table:table-cell office:value-type="float" office:value="7340" calcext:value-type="float">
            <text:p>7340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922" calcext:value-type="float">
            <text:p>40399,99922</text:p>
          </table:table-cell>
          <table:table-cell office:value-type="float" office:value="7338" calcext:value-type="float">
            <text:p>7338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669" calcext:value-type="float">
            <text:p>40499,9669</text:p>
          </table:table-cell>
          <table:table-cell office:value-type="float" office:value="7337" calcext:value-type="float">
            <text:p>7337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5828" calcext:value-type="float">
            <text:p>40599,95828</text:p>
          </table:table-cell>
          <table:table-cell office:value-type="float" office:value="7337" calcext:value-type="float">
            <text:p>733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0984" calcext:value-type="float">
            <text:p>40700,00984</text:p>
          </table:table-cell>
          <table:table-cell office:value-type="float" office:value="7355" calcext:value-type="float">
            <text:p>7355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5972" calcext:value-type="float">
            <text:p>40799,95972</text:p>
          </table:table-cell>
          <table:table-cell office:value-type="float" office:value="7340" calcext:value-type="float">
            <text:p>7340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492" calcext:value-type="float">
            <text:p>40899,9492</text:p>
          </table:table-cell>
          <table:table-cell office:value-type="float" office:value="7337" calcext:value-type="float">
            <text:p>733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368" calcext:value-type="float">
            <text:p>40999,99368</text:p>
          </table:table-cell>
          <table:table-cell office:value-type="float" office:value="7350" calcext:value-type="float">
            <text:p>7350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6396" calcext:value-type="float">
            <text:p>41099,96396</text:p>
          </table:table-cell>
          <table:table-cell office:value-type="float" office:value="7350" calcext:value-type="float">
            <text:p>7350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444" calcext:value-type="float">
            <text:p>41200,0444</text:p>
          </table:table-cell>
          <table:table-cell office:value-type="float" office:value="7350" calcext:value-type="float">
            <text:p>7350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502" calcext:value-type="float">
            <text:p>41299,9502</text:p>
          </table:table-cell>
          <table:table-cell office:value-type="float" office:value="7337" calcext:value-type="float">
            <text:p>7337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5434" calcext:value-type="float">
            <text:p>41399,95434</text:p>
          </table:table-cell>
          <table:table-cell office:value-type="float" office:value="7350" calcext:value-type="float">
            <text:p>7350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5192" calcext:value-type="float">
            <text:p>41499,95192</text:p>
          </table:table-cell>
          <table:table-cell office:value-type="float" office:value="7340" calcext:value-type="float">
            <text:p>7340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4716" calcext:value-type="float">
            <text:p>41599,94716</text:p>
          </table:table-cell>
          <table:table-cell office:value-type="float" office:value="7337" calcext:value-type="float">
            <text:p>7337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638" calcext:value-type="float">
            <text:p>41699,97638</text:p>
          </table:table-cell>
          <table:table-cell office:value-type="float" office:value="7338" calcext:value-type="float">
            <text:p>7338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6442" calcext:value-type="float">
            <text:p>41799,96442</text:p>
          </table:table-cell>
          <table:table-cell office:value-type="float" office:value="7353" calcext:value-type="float">
            <text:p>7353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489" calcext:value-type="float">
            <text:p>41899,9489</text:p>
          </table:table-cell>
          <table:table-cell office:value-type="float" office:value="7337" calcext:value-type="float">
            <text:p>733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5056" calcext:value-type="float">
            <text:p>41999,95056</text:p>
          </table:table-cell>
          <table:table-cell office:value-type="float" office:value="7337" calcext:value-type="float">
            <text:p>7337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5072" calcext:value-type="float">
            <text:p>42099,95072</text:p>
          </table:table-cell>
          <table:table-cell office:value-type="float" office:value="7371" calcext:value-type="float">
            <text:p>737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7566" calcext:value-type="float">
            <text:p>42199,97566</text:p>
          </table:table-cell>
          <table:table-cell office:value-type="float" office:value="7337" calcext:value-type="float">
            <text:p>7337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016" calcext:value-type="float">
            <text:p>42299,97016</text:p>
          </table:table-cell>
          <table:table-cell office:value-type="float" office:value="7338" calcext:value-type="float">
            <text:p>7338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428" calcext:value-type="float">
            <text:p>42400,0428</text:p>
          </table:table-cell>
          <table:table-cell office:value-type="float" office:value="7350" calcext:value-type="float">
            <text:p>735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5284" calcext:value-type="float">
            <text:p>42499,95284</text:p>
          </table:table-cell>
          <table:table-cell office:value-type="float" office:value="7337" calcext:value-type="float">
            <text:p>7337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5336" calcext:value-type="float">
            <text:p>42599,95336</text:p>
          </table:table-cell>
          <table:table-cell office:value-type="float" office:value="7337" calcext:value-type="float">
            <text:p>7337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4676" calcext:value-type="float">
            <text:p>42699,94676</text:p>
          </table:table-cell>
          <table:table-cell office:value-type="float" office:value="7354" calcext:value-type="float">
            <text:p>7354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7398" calcext:value-type="float">
            <text:p>42799,97398</text:p>
          </table:table-cell>
          <table:table-cell office:value-type="float" office:value="7353" calcext:value-type="float">
            <text:p>7353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4668" calcext:value-type="float">
            <text:p>42899,94668</text:p>
          </table:table-cell>
          <table:table-cell office:value-type="float" office:value="7337" calcext:value-type="float">
            <text:p>733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6058" calcext:value-type="float">
            <text:p>42999,96058</text:p>
          </table:table-cell>
          <table:table-cell office:value-type="float" office:value="7337" calcext:value-type="float">
            <text:p>733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515" calcext:value-type="float">
            <text:p>43099,9515</text:p>
          </table:table-cell>
          <table:table-cell office:value-type="float" office:value="7337" calcext:value-type="float">
            <text:p>7337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4648" calcext:value-type="float">
            <text:p>43199,94648</text:p>
          </table:table-cell>
          <table:table-cell office:value-type="float" office:value="7340" calcext:value-type="float">
            <text:p>7340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8036" calcext:value-type="float">
            <text:p>43299,98036</text:p>
          </table:table-cell>
          <table:table-cell office:value-type="float" office:value="7355" calcext:value-type="float">
            <text:p>7355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4936" calcext:value-type="float">
            <text:p>43399,94936</text:p>
          </table:table-cell>
          <table:table-cell office:value-type="float" office:value="7337" calcext:value-type="float">
            <text:p>7337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7112" calcext:value-type="float">
            <text:p>43499,97112</text:p>
          </table:table-cell>
          <table:table-cell office:value-type="float" office:value="7337" calcext:value-type="float">
            <text:p>7337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4848" calcext:value-type="float">
            <text:p>43599,94848</text:p>
          </table:table-cell>
          <table:table-cell office:value-type="float" office:value="7355" calcext:value-type="float">
            <text:p>7355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5172" calcext:value-type="float">
            <text:p>43699,95172</text:p>
          </table:table-cell>
          <table:table-cell office:value-type="float" office:value="7337" calcext:value-type="float">
            <text:p>733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2492" calcext:value-type="float">
            <text:p>43800,02492</text:p>
          </table:table-cell>
          <table:table-cell office:value-type="float" office:value="7338" calcext:value-type="float">
            <text:p>7338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4988" calcext:value-type="float">
            <text:p>43899,94988</text:p>
          </table:table-cell>
          <table:table-cell office:value-type="float" office:value="7337" calcext:value-type="float">
            <text:p>7337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1082" calcext:value-type="float">
            <text:p>44000,01082</text:p>
          </table:table-cell>
          <table:table-cell office:value-type="float" office:value="7337" calcext:value-type="float">
            <text:p>733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5302" calcext:value-type="float">
            <text:p>44099,95302</text:p>
          </table:table-cell>
          <table:table-cell office:value-type="float" office:value="7337" calcext:value-type="float">
            <text:p>7337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68" calcext:value-type="float">
            <text:p>44199,968</text:p>
          </table:table-cell>
          <table:table-cell office:value-type="float" office:value="7338" calcext:value-type="float">
            <text:p>7338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5262" calcext:value-type="float">
            <text:p>44299,95262</text:p>
          </table:table-cell>
          <table:table-cell office:value-type="float" office:value="7337" calcext:value-type="float">
            <text:p>733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5888" calcext:value-type="float">
            <text:p>44399,95888</text:p>
          </table:table-cell>
          <table:table-cell office:value-type="float" office:value="7350" calcext:value-type="float">
            <text:p>7350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8226" calcext:value-type="float">
            <text:p>44499,98226</text:p>
          </table:table-cell>
          <table:table-cell office:value-type="float" office:value="7363" calcext:value-type="float">
            <text:p>7363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4994" calcext:value-type="float">
            <text:p>44599,94994</text:p>
          </table:table-cell>
          <table:table-cell office:value-type="float" office:value="7340" calcext:value-type="float">
            <text:p>7340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7834" calcext:value-type="float">
            <text:p>44699,97834</text:p>
          </table:table-cell>
          <table:table-cell office:value-type="float" office:value="7337" calcext:value-type="float">
            <text:p>733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4666" calcext:value-type="float">
            <text:p>44799,94666</text:p>
          </table:table-cell>
          <table:table-cell office:value-type="float" office:value="7337" calcext:value-type="float">
            <text:p>7337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5098" calcext:value-type="float">
            <text:p>44899,95098</text:p>
          </table:table-cell>
          <table:table-cell office:value-type="float" office:value="7337" calcext:value-type="float">
            <text:p>733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7616" calcext:value-type="float">
            <text:p>44999,97616</text:p>
          </table:table-cell>
          <table:table-cell office:value-type="float" office:value="7351" calcext:value-type="float">
            <text:p>735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4872" calcext:value-type="float">
            <text:p>45099,94872</text:p>
          </table:table-cell>
          <table:table-cell office:value-type="float" office:value="7337" calcext:value-type="float">
            <text:p>733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200.04232" calcext:value-type="float">
            <text:p>45200,04232</text:p>
          </table:table-cell>
          <table:table-cell office:value-type="float" office:value="7350" calcext:value-type="float">
            <text:p>7350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4636" calcext:value-type="float">
            <text:p>45299,94636</text:p>
          </table:table-cell>
          <table:table-cell office:value-type="float" office:value="7338" calcext:value-type="float">
            <text:p>7338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9834" calcext:value-type="float">
            <text:p>45399,99834</text:p>
          </table:table-cell>
          <table:table-cell office:value-type="float" office:value="7339" calcext:value-type="float">
            <text:p>7339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4584" calcext:value-type="float">
            <text:p>45499,94584</text:p>
          </table:table-cell>
          <table:table-cell office:value-type="float" office:value="7350" calcext:value-type="float">
            <text:p>7350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4392" calcext:value-type="float">
            <text:p>45599,94392</text:p>
          </table:table-cell>
          <table:table-cell office:value-type="float" office:value="7350" calcext:value-type="float">
            <text:p>735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4572" calcext:value-type="float">
            <text:p>45699,94572</text:p>
          </table:table-cell>
          <table:table-cell office:value-type="float" office:value="7355" calcext:value-type="float">
            <text:p>7355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0:50.593575484</dc:date>
    <meta:editing-duration>PT9M51S</meta:editing-duration>
    <meta:editing-cycles>1</meta:editing-cycles>
    <meta:document-statistic meta:table-count="1" meta:cell-count="1808" meta:object-count="0"/>
    <meta:generator>LibreOffice/5.1.6.2$Linux_X86_64 LibreOffice_project/10m0$Build-2</meta:generator>
  </office:meta>
</office:document-meta>
</file>